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MSDS6306CaseStudy1</text:p>
      <text:p text:style-name="P1"/>
      <text:p text:style-name="P1">This project is meant to mimic a formal analysis for a client. <text:s text:c="2"/>In this case, the client is considered to be Anheuser-Busch America and the target for the presentation is Michel Doukeris, the CEO of A-B America. <text:s/></text:p>
      <text:p text:style-name="P1"/>
      <text:p text:style-name="P1">The case study is comprised of 7 open-ended questions that, candidly, no CEO would want to know in a vacuum. <text:s/>This invites the student to create one's own scenario, with corresponding storyline, role-play, and recommendations. <text:s/>While this project is meant to be tackled by a team of 2-3, I got an idea for this dataset and scenario that I really liked and I requested to tackle it by myself.</text:p>
      <text:p text:style-name="P1"/>
      <text:p text:style-name="P1">For my analysis, I like IPA styles of beer, which are strongly represented among craft breweries, but underrepresented by large breweries. <text:s/>IPA styles have a high ABV. Double IPAs often have an ABV over 10% and are served in half-servings, like hard alcohol. <text:s/>This was the seed of my case study fantasy scenario. <text:s/>It would be great to have an IPA that tasted just like the original, but that wouldn't slow you down or make you less-capable to engage in other activities and sports. <text:s/>The recent trend towards women's safety also carves a niche for this demand. From a selfish perspective, my personal favorite IPA, Racer 5, clocks in at a very sobriety-limiting 7.5%. <text:s/></text:p>
      <text:p text:style-name="P1"/>
      <text:p text:style-name="P1">Luckily, in my research, I found that Heineken has, in fact, done a study that reveals a global trend towards low and no-alcohol beverages. <text:s/>There are mixed reports of this applying to the US market. However the Heineken study was in 2015. <text:s/>And new nonalcoholic beverages such as Seedlip are gaining popularity in large cities with concentrated millennial identities. <text:s/>Also, In-Bev does have a corporate dictate to make 20% of their beverages low or no-alcohol by 2025. <text:s/>And the information regarding Budweiser's introduction of Bud Light in 1982, and more recently non-alcoholic Budweiser, to market are all true.</text:p>
      <text:p text:style-name="P1"/>
      <text:p text:style-name="P1">The two things that one must take on faith in this presentation are </text:p>
      <text:p text:style-name="P1">1) the data - not sure what year or how this dataset was comprised, but it's been a long time since there was only 550 craft breweries in the US. <text:s/>Also, as noted in my presentation, there are several duplicates of beer data, which I took to be reformulations, or possibly just the vagaries of a fake data-set. <text:s/></text:p>
      <text:p text:style-name="P1">2) the ZERO process is entirely fiction. <text:s/>A-B has developed a process to create a non-alcoholic Budweiser that they sell in Canada, but not the US. I have not read any assertions regarding the flavor-authenticity of the resulting product or its reproducibility to other beers. This is 100% a product of my personal beer imagination. =)</text:p>
      <text:p text:style-name="P1"/>
      <text:p text:style-name="P1">I was inspired by a big storyline that is truly too much for this format, so I have a lot of information and push through it to make the arc tie together as best I can. <text:s/>The 5 minute limit on the video presentation is meant to be the CEO’s STRICT rule. <text:s/>Hence the address at the beginning to Michel (Doukeris) regarding his strict timeline and the request to hold questions to the end. <text:s/>In the spirit of everyone who likes their project (or money), I finished on “next steps.”</text:p>
      <text:p text:style-name="P1"/>
      <text:p text:style-name="P1">Finally, in the spirit of the Avengers and my personal inspiration, Racer 5, I added a final Teaser slide regarding my fantasy scenario. <text:s text:c="2"/>Bear Republic is the 42 largest craft brewery with a portfolio of 72 beers, 27 of these are IPA or IPA varietals, and 10+ beers across all styles have ABV over 10%. <text:s text:c="2"/>From this perspective, they seem like a great target for my imaginary breakthrough process, but they are not in my dataset, so I couldn’t really go there. <text:s/>Admittedly, in reality, Sierra Nevada is probably the appropriate target for A-B in this scen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